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D000002CE0C9533B59AC440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width="17.59cm" svg:height="13.653cm" draw:z-index="0"><draw:image xlink:href="Pictures/100000000000039D000002CE0C9533B59AC440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meta:print-date>2021-06-14T10:10:18.492000000</meta:print-date>
    <dc:date>2021-06-14T10:12:47.422000000</dc:date>
    <meta:editing-duration>PT3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